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248.46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245.54pt"/>
    </style:style>
    <style:style style:name="co9" style:family="table-column">
      <style:table-column-properties fo:break-before="auto" style:column-width="286.7pt"/>
    </style:style>
    <style:style style:name="co10" style:family="table-column">
      <style:table-column-properties fo:break-before="auto" style:column-width="54.4pt"/>
    </style:style>
    <style:style style:name="co11" style:family="table-column">
      <style:table-column-properties fo:break-before="auto" style:column-width="141.14pt"/>
    </style:style>
    <style:style style:name="co12" style:family="table-column">
      <style:table-column-properties fo:break-before="auto" style:column-width="49.24pt"/>
    </style:style>
    <style:style style:name="co13" style:family="table-column">
      <style:table-column-properties fo:break-before="auto" style:column-width="94.11pt"/>
    </style:style>
    <style:style style:name="co14" style:family="table-column">
      <style:table-column-properties fo:break-before="auto" style:column-width="125.69pt"/>
    </style:style>
    <style:style style:name="co15" style:family="table-column">
      <style:table-column-properties fo:break-before="auto" style:column-width="310.96pt"/>
    </style:style>
    <style:style style:name="co16" style:family="table-column">
      <style:table-column-properties fo:break-before="auto" style:column-width="113.95pt"/>
    </style:style>
    <style:style style:name="co17" style:family="table-column">
      <style:table-column-properties fo:break-before="auto" style:column-width="134.5pt"/>
    </style:style>
    <style:style style:name="co18" style:family="table-column">
      <style:table-column-properties fo:break-before="auto" style:column-width="269.04pt"/>
    </style:style>
    <style:style style:name="co19" style:family="table-column">
      <style:table-column-properties fo:break-before="auto" style:column-width="79.4pt"/>
    </style:style>
    <style:style style:name="co20" style:family="table-column">
      <style:table-column-properties fo:break-before="auto" style:column-width="231.56pt"/>
    </style:style>
    <style:style style:name="co21" style:family="table-column">
      <style:table-column-properties fo:break-before="auto" style:column-width="421.26pt"/>
    </style:style>
    <style:style style:name="co22" style:family="table-column">
      <style:table-column-properties fo:break-before="auto" style:column-width="240.41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none"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59" style:family="table-cell" style:parent-style-name="Default" style:data-style-name="N42">
      <style:table-cell-properties style:vertical-align="middle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61" style:family="table-cell" style:parent-style-name="Default">
      <style:table-cell-properties fo:wrap-option="wrap"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font-name="Liberation Sans1"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2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5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6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solid" style:text-underline-width="auto" style:text-underline-color="font-color" fo:font-style="italic" style:font-weight-asian="normal" style:font-weight-complex="normal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sk_and_answer" table:style-name="ta1">
        <table:table-column table:style-name="co5" table:default-cell-style-name="ce26"/>
        <table:table-column table:style-name="co6" table:default-cell-style-name="ce56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Ask &amp; Answer – The Daily Drip</text:p>
          </table:table-cell>
          <table:table-cell table:number-columns-repeated="1019"/>
        </table:table-row>
        <table:table-row table:style-name="ro4">
          <table:table-cell table:style-name="ce28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49"/>
          <table:table-cell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Introduce process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Aspects of process evolve over time – Tom H 1987</text:p>
          </table:table-cell>
          <table:table-cell table:style-name="ce36"/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Research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Friends → Movies → Books – Alexander Hamilton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Quiz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MBTI Criticisim Sandwich – Tom H MBTI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/>
          <table:table-cell table:style-name="ce53" office:value-type="string" calcext:value-type="string">
            <text:p>Groja Program</text:p>
          </table:table-cell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Post to Site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Ebooks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 office:value-type="string" calcext:value-type="string">
            <text:p>Promotion</text:p>
          </table:table-cell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60" office:value-type="string" calcext:value-type="string">
            <text:p>Story and example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54"/>
          <table:table-cell table:style-name="ce60" office:value-type="string" calcext:value-type="string">
            <text:p>Summary</text:p>
          </table:table-cell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>
          <table:table-cell table:style-name="ce52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4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/>
          <table:table-cell table:style-name="ce53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8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number-columns-repeated="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ce52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ce52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54"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54"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53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60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w_i_draw" table:style-name="ta1">
        <office:forms form:automatic-focus="false" form:apply-design-mode="false"/>
        <table:table-column table:style-name="co5" table:default-cell-style-name="ce26"/>
        <table:table-column table:style-name="co9" table:default-cell-style-name="ce56"/>
        <table:table-column table:style-name="co10" table:default-cell-style-name="ce85"/>
        <table:table-column table:style-name="co11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09" table:default-cell-style-name="Default"/>
        <table:table-row table:style-name="ro1">
          <table:table-cell table:number-columns-repeated="5"/>
          <table:table-cell table:style-name="ce55" office:value-type="string" calcext:value-type="string">
            <text:p>How I Visualize Personalities – The Daily Drip</text:p>
          </table:table-cell>
          <table:table-cell table:number-columns-repeated="1018"/>
        </table:table-row>
        <table:table-row table:style-name="ro4">
          <table:table-cell table:style-name="ce49"/>
          <table:table-cell/>
          <table:table-cell table:style-name="ce62" office:value-type="string" calcext:value-type="string">
            <text:p>Orien-</text:p>
          </table:table-cell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09"/>
        </table:table-row>
        <table:table-row table:style-name="ro4">
          <table:table-cell table:style-name="ce30" office:value-type="string" calcext:value-type="string">
            <text:p>Step</text:p>
          </table:table-cell>
          <table:table-cell table:style-name="ce62" office:value-type="string" calcext:value-type="string">
            <text:p>Image Content</text:p>
          </table:table-cell>
          <table:table-cell table:style-name="ce62" office:value-type="string" calcext:value-type="string">
            <text:p>tation<text:span text:style-name="T3">¹</text:span>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09"/>
        </table:table-row>
        <table:table-row table:style-name="ro4">
          <table:table-cell office:value-type="float" office:value="0" calcext:value-type="float">
            <text:p>0</text:p>
          </table:table-cell>
          <table:table-cell table:style-name="ce53"/>
          <table:table-cell table:style-name="ce86"/>
          <table:table-cell table:style-name="ce82"/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4">
          <table:table-cell/>
          <table:table-cell table:style-name="ce53" office:value-type="string" calcext:value-type="string">
            <text:p>Introduce the 6-Step Process</text:p>
          </table:table-cell>
          <table:table-cell table:style-name="ce86" office:value-type="string" calcext:value-type="string">
            <text:p>S</text:p>
          </table:table-cell>
          <table:table-cell table:style-name="ce53"/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The process evolves over time – Tom H 1987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author page</text:p>
          </table:table-cell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Tom H 1987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75" table:number-columns-repeated="10"/>
          <table:table-cell table:style-name="ce61"/>
          <table:table-cell table:number-columns-repeated="1009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1 – Research the Person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Goodreads VPP bookshel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Research the Person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Goodreads VPP bookshel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Friends → TV → Books – Alexander Hamilton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AH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Alexander Hamilton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2 – Answer a Questionnaire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Answer a Questionnaire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Mention the MBTI – Tom H MBTI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Tom H MBTI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Made the questionnaire my own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 – Quiz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ce52" office:value-type="float" office:value="3" calcext:value-type="float">
            <text:p>3</text:p>
          </table:table-cell>
          <table:table-cell table:style-name="ce60"/>
          <table:table-cell table:style-name="ce87"/>
          <table:table-cell table:style-name="ce53"/>
          <table:table-cell table:number-columns-repeated="10"/>
          <table:table-cell table:style-name="ce67"/>
          <table:table-cell table:number-columns-repeated="1009"/>
        </table:table-row>
        <table:table-row table:style-name="ro10">
          <table:table-cell table:style-name="ce52"/>
          <table:table-cell table:style-name="ce60" office:value-type="string" calcext:value-type="string">
            <text:p>Step 3 – Draw the Image</text:p>
          </table:table-cell>
          <table:table-cell table:style-name="ce87" office:value-type="string" calcext:value-type="string">
            <text:p>S</text:p>
          </table:table-cell>
          <table:table-cell table:style-name="ce90" office:value-type="string" calcext:value-type="string">
            <text:p>Groja.com – About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5">
          <table:table-cell/>
          <table:table-cell table:style-name="ce53" office:value-type="string" calcext:value-type="string">
            <text:p>Draw the Image</text:p>
          </table:table-cell>
          <table:table-cell table:style-name="ce87" office:value-type="string" calcext:value-type="string">
            <text:p>L</text:p>
          </table:table-cell>
          <table:table-cell table:style-name="ce90" office:value-type="string" calcext:value-type="string">
            <text:p>Groja.com – About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It’s Lonely at the Top – Thomas Jefferson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TJ</text:p>
          </table:table-cell>
          <table:table-cell table:number-columns-repeated="10"/>
          <table:table-cell table:style-name="ce67"/>
          <table:table-cell table:number-columns-repeated="1009"/>
        </table:table-row>
        <table:table-row table:style-name="ro4">
          <table:table-cell table:style-name="ce28"/>
          <table:table-cell table:style-name="ce60" office:value-type="string" calcext:value-type="string">
            <text:p>Thomas Jefferson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number-columns-repeated="10"/>
          <table:table-cell table:style-name="ce67"/>
          <table:table-cell table:number-columns-repeated="1009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4 – Post Them on the Web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SeeOurMinds.com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Post Them on the Web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SeeOurMinds.com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eeOurminds vs. Artsyvisions – Mulder &amp; Scully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rtsyVisions.com – M&amp;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Mulder &amp; Scully combo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5" calcext:value-type="float">
            <text:p>5</text:p>
          </table:table-cell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5 – Write About Them in Ebooks</text:p>
          </table:table-cell>
          <table:table-cell table:style-name="ce87" office:value-type="string" calcext:value-type="string">
            <text:p>S</text:p>
          </table:table-cell>
          <table:table-cell table:style-name="ce53" office:value-type="string" calcext:value-type="string">
            <text:p>amazon 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Write About Them in Ebooks</text:p>
          </table:table-cell>
          <table:table-cell table:style-name="ce87" office:value-type="string" calcext:value-type="string">
            <text:p>L</text:p>
          </table:table-cell>
          <table:table-cell table:style-name="ce53" office:value-type="string" calcext:value-type="string">
            <text:p>amazon 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Images can be difficult – Donald &amp; Steve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Donald &amp; Steve combo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 office:value-type="string" calcext:value-type="string">
            <text:p>Step 6 – Post to Social Sites</text:p>
          </table:table-cell>
          <table:table-cell table:style-name="ce87" office:value-type="string" calcext:value-type="string">
            <text:p>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 office:value-type="string" calcext:value-type="string">
            <text:p>Post to Social Sites</text:p>
          </table:table-cell>
          <table:table-cell table:style-name="ce86" office:value-type="string" calcext:value-type="string">
            <text:p>S</text:p>
          </table:table-cell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office:value-type="float" office:value="7" calcext:value-type="float">
            <text:p>7</text:p>
          </table:table-cell>
          <table:table-cell table:style-name="ce53"/>
          <table:table-cell table:style-name="ce86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table:style-name="ce54"/>
          <table:table-cell table:style-name="ce60" office:value-type="string" calcext:value-type="string">
            <text:p>Summary – Tom W Hartung 2019</text:p>
          </table:table-cell>
          <table:table-cell table:style-name="ce87" office:value-type="string" calcext:value-type="string">
            <text:p>P</text:p>
          </table:table-cell>
          <table:table-cell table:style-name="ce53" office:value-type="string" calcext:value-type="string">
            <text:p>amazon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table:style-name="ce54"/>
          <table:table-cell table:style-name="ce60" office:value-type="string" calcext:value-type="string">
            <text:p>Tom W Hartung 2019 image with name and percentages</text:p>
          </table:table-cell>
          <table:table-cell table:style-name="ce87" office:value-type="string" calcext:value-type="string">
            <text:p>P or S</text:p>
          </table:table-cell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Default" table:number-columns-repeated="2"/>
          <table:table-cell table:style-name="ce69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 office:value-type="string" calcext:value-type="string">
            <text:p>Notes</text:p>
          </table:table-cell>
          <table:table-cell table:style-name="ce60"/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10">
          <table:table-cell table:style-name="ce52"/>
          <table:table-cell table:style-name="ce84" office:value-type="string" calcext:value-type="string">
            <text:p>¹<text:span text:style-name="T3"> S=Square, L=Landscape, P=Portrait</text:span></text:p>
          </table:table-cell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/>
          <table:table-cell table:style-name="ce53"/>
          <table:table-cell table:style-name="ce86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4">
          <table:table-cell table:style-name="ce28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number-columns-repeated="3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7">
          <table:table-cell table:style-name="ce52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">
          <table:table-cell table:style-name="ce54"/>
          <table:table-cell table:style-name="ce60"/>
          <table:table-cell table:style-name="ce87"/>
          <table:table-cell table:style-name="ce5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4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/>
          <table:table-cell table:style-name="ce86"/>
          <table:table-cell table:style-name="ce8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4">
          <table:table-cell table:style-name="ce28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 table:number-columns-repeated="3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3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 table:number-rows-repeated="4">
          <table:table-cell table:style-name="ce52"/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7">
          <table:table-cell table:style-name="ce52"/>
          <table:table-cell table:number-columns-repeated="2"/>
          <table:table-cell table:style-name="ce83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7" table:number-rows-repeated="3">
          <table:table-cell table:style-name="ce52"/>
          <table:table-cell table:number-columns-repeated="2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 table:number-rows-repeated="7">
          <table:table-cell table:style-name="ce54"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09"/>
        </table:table-row>
        <table:table-row table:style-name="ro5">
          <table:table-cell table:style-name="ce54"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>
          <table:table-cell/>
          <table:table-cell table:style-name="ce53"/>
          <table:table-cell table:style-name="ce86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52">
          <table:table-cell/>
          <table:table-cell table:style-name="ce60"/>
          <table:table-cell table:style-name="ce87"/>
          <table:table-cell table:style-name="ce5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9">
          <table:table-cell table:number-columns-repeated="3"/>
          <table:table-cell table:style-name="ce8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47">
          <table:table-cell table:number-columns-repeated="3"/>
          <table:table-cell table:style-name="ce8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50">
          <table:table-cell table:number-columns-repeated="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156">
          <table:table-cell table:number-columns-repeated="4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0"/>
        </table:table-row>
        <table:table-row table:style-name="ro5" table:number-rows-repeated="290">
          <table:table-cell table:number-columns-repeated="7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0"/>
        </table:table-row>
        <table:table-row table:style-name="ro5" table:number-rows-repeated="295">
          <table:table-cell table:number-columns-repeated="11"/>
          <table:table-cell table:style-name="ce59"/>
          <table:table-cell/>
          <table:table-cell table:style-name="ce59"/>
          <table:table-cell table:number-columns-repeated="1010"/>
        </table:table-row>
        <table:table-row table:style-name="ro5" table:number-rows-repeated="1047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rect" table:style-name="ta1">
        <table:table-column table:style-name="co12" table:default-cell-style-name="ce33"/>
        <table:table-column table:style-name="co13" table:default-cell-style-name="Default"/>
        <table:table-column table:style-name="co14" table:default-cell-style-name="ce69"/>
        <table:table-column table:style-name="co3" table:number-columns-repeated="4" table:default-cell-style-name="ce69"/>
        <table:table-column table:style-name="co1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16" table:default-cell-style-name="Default"/>
        <table:table-column table:style-name="co17" table:default-cell-style-name="Default"/>
        <table:table-column table:style-name="co3" table:default-cell-style-name="ce69"/>
        <table:table-column table:style-name="co18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_ebooks_days" table:style-name="ta1">
        <table:table-column table:style-name="co19" table:default-cell-style-name="Default"/>
        <table:table-column table:style-name="co20" table:default-cell-style-name="Default"/>
        <table:table-column table:style-name="co3" table:number-columns-repeated="6" table:default-cell-style-name="Default"/>
        <table:table-column table:style-name="co21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6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4">Text announcement on </text:span><text:span text:style-name="T5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6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6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table:table-column table:style-name="co5" table:default-cell-style-name="ce1"/>
        <table:table-column table:style-name="co22" table:default-cell-style-name="Default"/>
        <table:table-column table:style-name="co7" table:default-cell-style-name="ce67"/>
        <table:table-column table:style-name="co3" table:number-columns-repeated="10" table:default-cell-style-name="ce67"/>
        <table:table-column table:style-name="co8" table:default-cell-style-name="ce36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55" office:value-type="string" calcext:value-type="string">
            <text:p>Colors – The Daily Drip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51"/>
          <table:table-cell table:style-name="ce39" office:value-type="string" calcext:value-type="string">
            <text:p>Link</text:p>
          </table:table-cell>
          <table:table-cell table:style-name="ce75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75" office:value-type="string" calcext:value-type="string" table:number-columns-spanned="2" table:number-rows-spanned="1">
            <text:p>Facebook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LinkedIn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Twitter</text:p>
          </table:table-cell>
          <table:covered-table-cell table:style-name="ce57"/>
          <table:table-cell table:style-name="ce75" office:value-type="string" calcext:value-type="string" table:number-columns-spanned="2" table:number-rows-spanned="1">
            <text:p>Instagram</text:p>
          </table:table-cell>
          <table:covered-table-cell table:style-name="ce57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75" office:value-type="string" calcext:value-type="string">
            <text:p>To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75" office:value-type="string" calcext:value-type="string">
            <text:p>Date</text:p>
          </table:table-cell>
          <table:table-cell table:style-name="ce75" office:value-type="string" calcext:value-type="string">
            <text:p>Time</text:p>
          </table:table-cell>
          <table:table-cell table:style-name="ce61" office:value-type="string" calcext:value-type="string">
            <text:p>Comments</text:p>
          </table:table-cell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 table:number-columns-repeated="11"/>
          <table:table-cell table:style-name="ce61"/>
          <table:table-cell table:number-columns-repeated="1010"/>
        </table:table-row>
        <table:table-row table:style-name="ro6">
          <table:table-cell table:style-name="ce5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4">
          <table:table-cell table:style-name="ce30"/>
          <table:table-cell table:style-name="ce34" office:value-type="string" calcext:value-type="string">
            <text:p>Teamwork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75" table:number-columns-repeated="10"/>
          <table:table-cell table:style-name="ce61"/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blue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Blue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blue.txt</text:p>
          </table:table-cell>
          <table:table-cell table:number-columns-repeated="1010"/>
        </table:table-row>
        <table:table-row table:style-name="ro5">
          <table:table-cell/>
          <table:table-cell office:value-type="string" calcext:value-type="string">
            <text:p><text:span text:style-name="T2">GoT – portrait image – B</text:span>ran Stark</text:p>
          </table:table-cell>
          <table:table-cell table:style-name="ce36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– landscape image – </text:span>Cory Booker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– </text:span>Jimmy McNulty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style-name="ce34" office:value-type="string" calcext:value-type="string">
            <text:p>Blue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number-columns-repeated="10"/>
          <table:table-cell table:style-name="ce67"/>
          <table:table-cell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number-columns-repeated="10"/>
          <table:table-cell table:style-name="ce67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green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green.txt</text:p>
          </table:table-cell>
          <table:table-cell table:number-columns-repeated="1010"/>
        </table:table-row>
        <table:table-row table:style-name="ro5">
          <table:table-cell/>
          <table:table-cell table:style-name="ce34" office:value-type="string" calcext:value-type="string">
            <text:p><text:span text:style-name="T2">GoT – portrait image – </text:span>Tywin Lannister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VPP – landscape image – </text:span>Mitch McConnell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Wire – portrait image </text:span> – Bill Rawls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– landscape combo image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yellow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Explained – square image – 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yellow.txt</text:p>
          </table:table-cell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2">GoT – portrait image </text:span>– Jon Snow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Joe Biden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</text:span>– Cedric Daniels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– portrait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Yellow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6">
          <table:table-cell/>
          <table:table-cell table:style-name="ce53" office:value-type="string" calcext:value-type="string">
            <text:p>Combo image of all 4 Founding Fathers – “<text:span text:style-name="T7">How to Build a Team</text:span>” – red border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– landscape i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– square image – </text:span>words only</text:p>
          </table:table-cell>
          <table:table-cell table:style-name="ce36" office:value-type="string" calcext:value-type="string">
            <text:p>Mondrian Article<text:span text:style-name="T3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colors_explained/red.txt</text:p>
          </table:table-cell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GoT – portrait image – </text:span>Catelyn Stark</text:p>
          </table:table-cell>
          <table:table-cell table:style-name="ce36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VPP – landscape image – </text:span>Donald Trump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Wire – portrait image – </text:span>Frank Subotka</text:p>
          </table:table-cell>
          <table:table-cell table:style-name="ce36" office:value-type="string" calcext:value-type="string">
            <text:p>Gallery page<text:span text:style-name="T3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– landscape combo image</text:span> – All Four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Patrick Henry – portrait i</text:span>mage</text:p>
          </table:table-cell>
          <table:table-cell table:style-name="ce36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Red Summary – square image – words only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50" office:value-type="string" calcext:value-type="string">
            <text:p>All</text:p>
          </table:table-cell>
          <table:table-cell table:style-name="ce39"/>
          <table:table-cell table:style-name="ce75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0"/>
          <table:table-cell table:style-name="ce53" office:value-type="string" calcext:value-type="string">
            <text:p>Combo image of all 4 Founding Fathers – “<text:span text:style-name="T7">How to Build a Team</text:span>” – all 4 border colors</text:p>
          </table:table-cell>
          <table:table-cell table:style-name="ce36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3">¹ is the VPP book excerpt on medium.com – see link in vpp-social sheet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3">² is the image gallery page for the wire – seeourminds.com/the_wire</text:span></text:p>
          </table:table-cell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3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 table:number-rows-repeated="4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7">
          <table:table-cell table:style-name="Default"/>
          <table:table-cell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7" table:number-rows-repeated="3">
          <table:table-cell table:style-name="Default"/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 table:number-rows-repeated="7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/>
          <table:table-cell table:style-name="ce67" table:number-columns-repeated="1010"/>
        </table:table-row>
        <table:table-row table:style-name="ro5">
          <table:table-cell table:style-name="ce32"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59"/>
          <table:table-cell/>
          <table:table-cell table:style-name="ce59"/>
          <table:table-cell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59"/>
          <table:table-cell/>
          <table:table-cell table:style-name="ce59"/>
          <table:table-cell table:number-columns-repeated="1011"/>
        </table:table-row>
        <table:table-row table:style-name="ro5" table:number-rows-repeated="1047577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9">00/00/0000</text:date>, <text:time style:data-style-name="N2" text:time-value="22:33:23.3379456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1-09T22:44:43.330739813</dc:date>
    <meta:editing-duration>P57DT17H1M39S</meta:editing-duration>
    <meta:editing-cycles>1022</meta:editing-cycles>
    <meta:document-statistic meta:table-count="7" meta:cell-count="621" meta:object-count="0"/>
  </office:meta>
</office:document-meta>
</file>